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3.215cm" svg:y="0.1cm">
            <draw:object draw:notify-on-update-of-ranges="Feuille1.A1:Feuille1.A30 Feuille1.B1:Feuille1.B30 Feuille1.C1:Feuille1.C30 Feuille1.D1:Feuille1.D30 Feuille1.E1:Feuille1.E30 Feuille1.F1:Feuille1.F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.65484" calcext:value-type="float">
            <text:p>0,65484</text:p>
          </table:table-cell>
          <table:table-cell office:value-type="float" office:value="0.4472" calcext:value-type="float">
            <text:p>0,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608" calcext:value-type="float">
            <text:p>0,417608</text:p>
          </table:table-cell>
          <table:table-cell office:value-type="float" office:value="0.406727" calcext:value-type="float">
            <text:p>0,406727</text:p>
          </table:table-cell>
        </table:table-row>
        <table:table-row table:style-name="ro1">
          <table:table-cell office:value-type="float" office:value="1.28595" calcext:value-type="float">
            <text:p>1,28595</text:p>
          </table:table-cell>
          <table:table-cell office:value-type="float" office:value="0.419384" calcext:value-type="float">
            <text:p>0,41938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.09645" calcext:value-type="float">
            <text:p>1,09645</text:p>
          </table:table-cell>
          <table:table-cell office:value-type="float" office:value="0.510422" calcext:value-type="float">
            <text:p>0,510422</text:p>
          </table:table-cell>
        </table:table-row>
        <table:table-row table:style-name="ro1">
          <table:table-cell office:value-type="float" office:value="0.590304" calcext:value-type="float">
            <text:p>0,590304</text:p>
          </table:table-cell>
          <table:table-cell office:value-type="float" office:value="0.112021" calcext:value-type="float">
            <text:p>0,11202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932626" calcext:value-type="float">
            <text:p>0,932626</text:p>
          </table:table-cell>
          <table:table-cell office:value-type="float" office:value="0.332821" calcext:value-type="float">
            <text:p>0,332821</text:p>
          </table:table-cell>
        </table:table-row>
        <table:table-row table:style-name="ro1">
          <table:table-cell office:value-type="float" office:value="0.748701" calcext:value-type="float">
            <text:p>0,748701</text:p>
          </table:table-cell>
          <table:table-cell office:value-type="float" office:value="0.29642" calcext:value-type="float">
            <text:p>0,2964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.23685" calcext:value-type="float">
            <text:p>1,23685</text:p>
          </table:table-cell>
          <table:table-cell office:value-type="float" office:value="0.727355" calcext:value-type="float">
            <text:p>0,727355</text:p>
          </table:table-cell>
        </table:table-row>
        <table:table-row table:style-name="ro1">
          <table:table-cell office:value-type="float" office:value="0.607727" calcext:value-type="float">
            <text:p>0,607727</text:p>
          </table:table-cell>
          <table:table-cell office:value-type="float" office:value="0.177591" calcext:value-type="float">
            <text:p>0,17759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21005" calcext:value-type="float">
            <text:p>0,821005</text:p>
          </table:table-cell>
          <table:table-cell office:value-type="float" office:value="0.542918" calcext:value-type="float">
            <text:p>0,542918</text:p>
          </table:table-cell>
        </table:table-row>
        <table:table-row table:style-name="ro1">
          <table:table-cell office:value-type="float" office:value="0.634857" calcext:value-type="float">
            <text:p>0,634857</text:p>
          </table:table-cell>
          <table:table-cell office:value-type="float" office:value="0.324579" calcext:value-type="float">
            <text:p>0,32457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.2322" calcext:value-type="float">
            <text:p>1,2322</text:p>
          </table:table-cell>
          <table:table-cell office:value-type="float" office:value="0.631485" calcext:value-type="float">
            <text:p>0,631485</text:p>
          </table:table-cell>
        </table:table-row>
        <table:table-row table:style-name="ro1">
          <table:table-cell office:value-type="float" office:value="0.152111" calcext:value-type="float">
            <text:p>0,152111</text:p>
          </table:table-cell>
          <table:table-cell office:value-type="float" office:value="0.59182" calcext:value-type="float">
            <text:p>0,5918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17811" calcext:value-type="float">
            <text:p>0,417811</text:p>
          </table:table-cell>
          <table:table-cell office:value-type="float" office:value="0.0524787" calcext:value-type="float">
            <text:p>0,0524787</text:p>
          </table:table-cell>
        </table:table-row>
        <table:table-row table:style-name="ro1">
          <table:table-cell office:value-type="float" office:value="0.486002" calcext:value-type="float">
            <text:p>0,486002</text:p>
          </table:table-cell>
          <table:table-cell office:value-type="float" office:value="0.125353" calcext:value-type="float">
            <text:p>0,12535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.01472" calcext:value-type="float">
            <text:p>1,01472</text:p>
          </table:table-cell>
          <table:table-cell office:value-type="float" office:value="0.386043" calcext:value-type="float">
            <text:p>0,386043</text:p>
          </table:table-cell>
        </table:table-row>
        <table:table-row table:style-name="ro1">
          <table:table-cell office:value-type="float" office:value="0.37151" calcext:value-type="float">
            <text:p>0,37151</text:p>
          </table:table-cell>
          <table:table-cell office:value-type="float" office:value="0.288409" calcext:value-type="float">
            <text:p>0,28840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660681" calcext:value-type="float">
            <text:p>0,660681</text:p>
          </table:table-cell>
          <table:table-cell office:value-type="float" office:value="0.159434" calcext:value-type="float">
            <text:p>0,159434</text:p>
          </table:table-cell>
        </table:table-row>
        <table:table-row table:style-name="ro1">
          <table:table-cell office:value-type="float" office:value="0.375675" calcext:value-type="float">
            <text:p>0,375675</text:p>
          </table:table-cell>
          <table:table-cell office:value-type="float" office:value="0.0276305" calcext:value-type="float">
            <text:p>0,02763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51281" calcext:value-type="float">
            <text:p>0,51281</text:p>
          </table:table-cell>
          <table:table-cell office:value-type="float" office:value="0.632202" calcext:value-type="float">
            <text:p>0,632202</text:p>
          </table:table-cell>
        </table:table-row>
        <table:table-row table:style-name="ro1">
          <table:table-cell office:value-type="float" office:value="0.617106" calcext:value-type="float">
            <text:p>0,617106</text:p>
          </table:table-cell>
          <table:table-cell office:value-type="float" office:value="0.422823" calcext:value-type="float">
            <text:p>0,4228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922" calcext:value-type="float">
            <text:p>1,1922</text:p>
          </table:table-cell>
          <table:table-cell office:value-type="float" office:value="0.820239" calcext:value-type="float">
            <text:p>0,820239</text:p>
          </table:table-cell>
        </table:table-row>
        <table:table-row table:style-name="ro1">
          <table:table-cell office:value-type="float" office:value="0.465766" calcext:value-type="float">
            <text:p>0,465766</text:p>
          </table:table-cell>
          <table:table-cell office:value-type="float" office:value="0.225266" calcext:value-type="float">
            <text:p>0,225266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.436195" calcext:value-type="float">
            <text:p>0,436195</text:p>
          </table:table-cell>
          <table:table-cell office:value-type="float" office:value="-0.145593" calcext:value-type="float">
            <text:p>-0,145593</text:p>
          </table:table-cell>
        </table:table-row>
        <table:table-row table:style-name="ro1">
          <table:table-cell office:value-type="float" office:value="0.229733" calcext:value-type="float">
            <text:p>0,229733</text:p>
          </table:table-cell>
          <table:table-cell office:value-type="float" office:value="0.100553" calcext:value-type="float">
            <text:p>0,100553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0.927938" calcext:value-type="float">
            <text:p>0,927938</text:p>
          </table:table-cell>
          <table:table-cell office:value-type="float" office:value="0.891215" calcext:value-type="float">
            <text:p>0,891215</text:p>
          </table:table-cell>
        </table:table-row>
        <table:table-row table:style-name="ro1">
          <table:table-cell office:value-type="float" office:value="0.359366" calcext:value-type="float">
            <text:p>0,359366</text:p>
          </table:table-cell>
          <table:table-cell office:value-type="float" office:value="0.345752" calcext:value-type="float">
            <text:p>0,34575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0.8278" calcext:value-type="float">
            <text:p>0,8278</text:p>
          </table:table-cell>
          <table:table-cell office:value-type="float" office:value="0.579226" calcext:value-type="float">
            <text:p>0,579226</text:p>
          </table:table-cell>
        </table:table-row>
        <table:table-row table:style-name="ro1">
          <table:table-cell office:value-type="float" office:value="0.531604" calcext:value-type="float">
            <text:p>0,531604</text:p>
          </table:table-cell>
          <table:table-cell office:value-type="float" office:value="0.342141" calcext:value-type="float">
            <text:p>0,342141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49102" calcext:value-type="float">
            <text:p>1,49102</text:p>
          </table:table-cell>
          <table:table-cell office:value-type="float" office:value="0.555019" calcext:value-type="float">
            <text:p>0,555019</text:p>
          </table:table-cell>
        </table:table-row>
        <table:table-row table:style-name="ro1">
          <table:table-cell office:value-type="float" office:value="0.264312" calcext:value-type="float">
            <text:p>0,264312</text:p>
          </table:table-cell>
          <table:table-cell office:value-type="float" office:value="0.206805" calcext:value-type="float">
            <text:p>0,206805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26199" calcext:value-type="float">
            <text:p>1,26199</text:p>
          </table:table-cell>
          <table:table-cell office:value-type="float" office:value="0.551231" calcext:value-type="float">
            <text:p>0,551231</text:p>
          </table:table-cell>
        </table:table-row>
        <table:table-row table:style-name="ro1">
          <table:table-cell office:value-type="float" office:value="0.754054" calcext:value-type="float">
            <text:p>0,754054</text:p>
          </table:table-cell>
          <table:table-cell office:value-type="float" office:value="0.0885577" calcext:value-type="float">
            <text:p>0,0885577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23916" calcext:value-type="float">
            <text:p>1,23916</text:p>
          </table:table-cell>
          <table:table-cell office:value-type="float" office:value="0.000956319" calcext:value-type="float">
            <text:p>0,000956319</text:p>
          </table:table-cell>
        </table:table-row>
        <table:table-row table:style-name="ro1">
          <table:table-cell office:value-type="float" office:value="0.583955" calcext:value-type="float">
            <text:p>0,583955</text:p>
          </table:table-cell>
          <table:table-cell office:value-type="float" office:value="0.279759" calcext:value-type="float">
            <text:p>0,279759</text:p>
          </table:table-cell>
          <table:table-cell table:number-columns-repeated="2"/>
          <table:table-cell office:value-type="float" office:value="1.10509" calcext:value-type="float">
            <text:p>1,10509</text:p>
          </table:table-cell>
          <table:table-cell office:value-type="float" office:value="0.259593" calcext:value-type="float">
            <text:p>0,259593</text:p>
          </table:table-cell>
        </table:table-row>
        <table:table-row table:style-name="ro1">
          <table:table-cell office:value-type="float" office:value="0.352733" calcext:value-type="float">
            <text:p>0,352733</text:p>
          </table:table-cell>
          <table:table-cell office:value-type="float" office:value="0.225345" calcext:value-type="float">
            <text:p>0,225345</text:p>
          </table:table-cell>
          <table:table-cell table:number-columns-repeated="2"/>
          <table:table-cell office:value-type="float" office:value="0.953626" calcext:value-type="float">
            <text:p>0,953626</text:p>
          </table:table-cell>
          <table:table-cell office:value-type="float" office:value="0.908093" calcext:value-type="float">
            <text:p>0,908093</text:p>
          </table:table-cell>
        </table:table-row>
        <table:table-row table:style-name="ro1">
          <table:table-cell office:value-type="float" office:value="0.85645" calcext:value-type="float">
            <text:p>0,85645</text:p>
          </table:table-cell>
          <table:table-cell office:value-type="float" office:value="0.308011" calcext:value-type="float">
            <text:p>0,308011</text:p>
          </table:table-cell>
          <table:table-cell table:number-columns-repeated="2"/>
          <table:table-cell office:value-type="float" office:value="1.02632" calcext:value-type="float">
            <text:p>1,02632</text:p>
          </table:table-cell>
          <table:table-cell office:value-type="float" office:value="0.314913" calcext:value-type="float">
            <text:p>0,314913</text:p>
          </table:table-cell>
        </table:table-row>
        <table:table-row table:style-name="ro1">
          <table:table-cell office:value-type="float" office:value="0.498135" calcext:value-type="float">
            <text:p>0,498135</text:p>
          </table:table-cell>
          <table:table-cell office:value-type="float" office:value="0.427412" calcext:value-type="float">
            <text:p>0,427412</text:p>
          </table:table-cell>
          <table:table-cell table:number-columns-repeated="2"/>
          <table:table-cell office:value-type="float" office:value="1.35883" calcext:value-type="float">
            <text:p>1,35883</text:p>
          </table:table-cell>
          <table:table-cell office:value-type="float" office:value="0.85781" calcext:value-type="float">
            <text:p>0,85781</text:p>
          </table:table-cell>
        </table:table-row>
        <table:table-row table:style-name="ro1">
          <table:table-cell office:value-type="float" office:value="0.508662" calcext:value-type="float">
            <text:p>0,508662</text:p>
          </table:table-cell>
          <table:table-cell office:value-type="float" office:value="0.494658" calcext:value-type="float">
            <text:p>0,494658</text:p>
          </table:table-cell>
          <table:table-cell table:number-columns-repeated="2"/>
          <table:table-cell office:value-type="float" office:value="0.413948" calcext:value-type="float">
            <text:p>0,413948</text:p>
          </table:table-cell>
          <table:table-cell office:value-type="float" office:value="0.507927" calcext:value-type="float">
            <text:p>0,507927</text:p>
          </table:table-cell>
        </table:table-row>
        <table:table-row table:style-name="ro1">
          <table:table-cell office:value-type="float" office:value="0.532416" calcext:value-type="float">
            <text:p>0,532416</text:p>
          </table:table-cell>
          <table:table-cell office:value-type="float" office:value="0.636642" calcext:value-type="float">
            <text:p>0,636642</text:p>
          </table:table-cell>
          <table:table-cell table:number-columns-repeated="2"/>
          <table:table-cell office:value-type="float" office:value="1.48582" calcext:value-type="float">
            <text:p>1,48582</text:p>
          </table:table-cell>
          <table:table-cell office:value-type="float" office:value="0.720308" calcext:value-type="float">
            <text:p>0,720308</text:p>
          </table:table-cell>
        </table:table-row>
        <table:table-row table:style-name="ro1">
          <table:table-cell office:value-type="float" office:value="0.600511" calcext:value-type="float">
            <text:p>0,600511</text:p>
          </table:table-cell>
          <table:table-cell office:value-type="float" office:value="0.325148" calcext:value-type="float">
            <text:p>0,325148</text:p>
          </table:table-cell>
          <table:table-cell table:number-columns-repeated="2"/>
          <table:table-cell office:value-type="float" office:value="0.795399" calcext:value-type="float">
            <text:p>0,795399</text:p>
          </table:table-cell>
          <table:table-cell office:value-type="float" office:value="0.543303" calcext:value-type="float">
            <text:p>0,543303</text:p>
          </table:table-cell>
        </table:table-row>
        <table:table-row table:style-name="ro1">
          <table:table-cell office:value-type="float" office:value="0.522841" calcext:value-type="float">
            <text:p>0,522841</text:p>
          </table:table-cell>
          <table:table-cell office:value-type="float" office:value="0.494947" calcext:value-type="float">
            <text:p>0,494947</text:p>
          </table:table-cell>
          <table:table-cell table:number-columns-repeated="2"/>
          <table:table-cell office:value-type="float" office:value="1.37052" calcext:value-type="float">
            <text:p>1,37052</text:p>
          </table:table-cell>
          <table:table-cell office:value-type="float" office:value="0.894912" calcext:value-type="float">
            <text:p>0,894912</text:p>
          </table:table-cell>
        </table:table-row>
        <table:table-row table:style-name="ro1">
          <table:table-cell office:value-type="float" office:value="0.608367" calcext:value-type="float">
            <text:p>0,608367</text:p>
          </table:table-cell>
          <table:table-cell office:value-type="float" office:value="0.43212" calcext:value-type="float">
            <text:p>0,43212</text:p>
          </table:table-cell>
          <table:table-cell table:number-columns-repeated="2"/>
          <table:table-cell office:value-type="float" office:value="1.09354" calcext:value-type="float">
            <text:p>1,09354</text:p>
          </table:table-cell>
          <table:table-cell office:value-type="float" office:value="0.305954" calcext:value-type="float">
            <text:p>0,305954</text:p>
          </table:table-cell>
        </table:table-row>
        <table:table-row table:style-name="ro1">
          <table:table-cell office:value-type="float" office:value="0.460789" calcext:value-type="float">
            <text:p>0,460789</text:p>
          </table:table-cell>
          <table:table-cell office:value-type="float" office:value="0.155725" calcext:value-type="float">
            <text:p>0,155725</text:p>
          </table:table-cell>
          <table:table-cell table:number-columns-repeated="2"/>
          <table:table-cell office:value-type="float" office:value="0.808792" calcext:value-type="float">
            <text:p>0,808792</text:p>
          </table:table-cell>
          <table:table-cell office:value-type="float" office:value="0.459359" calcext:value-type="float">
            <text:p>0,459359</text:p>
          </table:table-cell>
        </table:table-row>
        <table:table-row table:style-name="ro1">
          <table:table-cell office:value-type="float" office:value="0.725525" calcext:value-type="float">
            <text:p>0,725525</text:p>
          </table:table-cell>
          <table:table-cell office:value-type="float" office:value="0.327932" calcext:value-type="float">
            <text:p>0,327932</text:p>
          </table:table-cell>
          <table:table-cell table:number-columns-repeated="2"/>
          <table:table-cell office:value-type="float" office:value="1.08537" calcext:value-type="float">
            <text:p>1,08537</text:p>
          </table:table-cell>
          <table:table-cell office:value-type="float" office:value="0.507622" calcext:value-type="float">
            <text:p>0,507622</text:p>
          </table:table-cell>
        </table:table-row>
        <table:table-row table:style-name="ro1">
          <table:table-cell office:value-type="float" office:value="0.600164" calcext:value-type="float">
            <text:p>0,600164</text:p>
          </table:table-cell>
          <table:table-cell office:value-type="float" office:value="0.385008" calcext:value-type="float">
            <text:p>0,385008</text:p>
          </table:table-cell>
          <table:table-cell table:number-columns-repeated="2"/>
          <table:table-cell office:value-type="float" office:value="1.30266" calcext:value-type="float">
            <text:p>1,30266</text:p>
          </table:table-cell>
          <table:table-cell office:value-type="float" office:value="0.718692" calcext:value-type="float">
            <text:p>0,718692</text:p>
          </table:table-cell>
        </table:table-row>
        <table:table-row table:style-name="ro1">
          <table:table-cell office:value-type="float" office:value="0.532001" calcext:value-type="float">
            <text:p>0,532001</text:p>
          </table:table-cell>
          <table:table-cell office:value-type="float" office:value="0.236248" calcext:value-type="float">
            <text:p>0,236248</text:p>
          </table:table-cell>
          <table:table-cell table:number-columns-repeated="2"/>
          <table:table-cell office:value-type="float" office:value="1.21591" calcext:value-type="float">
            <text:p>1,21591</text:p>
          </table:table-cell>
          <table:table-cell office:value-type="float" office:value="0.546754" calcext:value-type="float">
            <text:p>0,546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6:26:56.338314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7:49.012428442</meta:creation-date>
    <dc:date>2017-05-17T16:29:32.659286751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3" chart:maximum="1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36cm" svg:y="3.683cm" style:legend-expansion="high" chart:style-name="ch2"/>
        <chart:plot-area chart:style-name="ch3" table:cell-range-address="Feuille1.A1:Feuille1.B30 Feuille1.D1:Feuille1.D30 Feuille1.F1:Feuille1.F30" chart:data-source-has-labels="row" svg:x="1.332cm" svg:y="0.18cm" svg:width="12.284cm" svg:height="7.658cm">
          <chartooo:coordinate-region svg:x="2.189cm" svg:y="0.18cm" svg:width="11.181cm" svg:height="7.453cm"/>
          <chart:axis chart:dimension="x" chart:name="primary-x" chart:style-name="ch4">
            <chart:title svg:x="7.114cm" svg:y="8.019cm" chart:style-name="ch5">
              <text:p>tabu</text:p>
            </chart:title>
          </chart:axis>
          <chart:axis chart:dimension="y" chart:name="primary-y" chart:style-name="ch6">
            <chart:title svg:x="0.451cm" svg:y="4.301cm" chart:style-name="ch7">
              <text:p>ILS</text:p>
            </chart:title>
            <chart:grid chart:style-name="ch8" chart:class="major"/>
          </chart:axis>
          <chart:series chart:style-name="ch9" chart:values-cell-range-address="Feuille1.B1:Feuille1.B30" chart:label-cell-address="&quot;size 50&quot;" chart:class="chart:scatter">
            <chart:domain table:cell-range-address="Feuille1.A1:Feuille1.A30"/>
            <chart:data-point chart:repeated="30"/>
          </chart:series>
          <chart:series chart:style-name="ch10" chart:values-cell-range-address="Feuille1.D1:Feuille1.D30" chart:label-cell-address="&quot;x = y&quot;" chart:class="chart:scatter">
            <chart:domain table:cell-range-address="Feuille1.C1:Feuille1.C30"/>
            <chart:data-point chart:repeated="30"/>
          </chart:series>
          <chart:series chart:style-name="ch11" chart:values-cell-range-address="Feuille1.F1:Feuille1.F30" chart:label-cell-address="&quot;size 100&quot;" chart:class="chart:scatter">
            <chart:domain table:cell-range-address="Feuille1.E1:Feuille1.E30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ize 50</text:p>
              </table:table-cell>
              <table:table-cell office:value-type="string">
                <text:p>Colonne C</text:p>
              </table:table-cell>
              <table:table-cell office:value-type="string">
                <text:p>x = y</text:p>
              </table:table-cell>
              <table:table-cell office:value-type="string">
                <text:p>Colonne E</text:p>
              </table:table-cell>
              <table:table-cell office:value-type="string">
                <text:p>size 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484">
                <text:p>0.65484</text:p>
                <draw:g>
                  <svg:desc>Feuille1.A1:Feuille1.A30</svg:desc>
                </draw:g>
              </table:table-cell>
              <table:table-cell office:value-type="float" office:value="0.4472">
                <text:p>0.4472</text:p>
                <draw:g>
                  <svg:desc>Feuille1.B1:Feuille1.B30</svg:desc>
                </draw:g>
              </table:table-cell>
              <table:table-cell office:value-type="float" office:value="0">
                <text:p>0</text:p>
                <draw:g>
                  <svg:desc>Feuille1.C1:Feuille1.C30</svg:desc>
                </draw:g>
              </table:table-cell>
              <table:table-cell office:value-type="float" office:value="0">
                <text:p>0</text:p>
                <draw:g>
                  <svg:desc>Feuille1.D1:Feuille1.D30</svg:desc>
                </draw:g>
              </table:table-cell>
              <table:table-cell office:value-type="float" office:value="0.417608">
                <text:p>0.417608</text:p>
                <draw:g>
                  <svg:desc>Feuille1.E1:Feuille1.E30</svg:desc>
                </draw:g>
              </table:table-cell>
              <table:table-cell office:value-type="float" office:value="0.406727">
                <text:p>0.406727</text:p>
                <draw:g>
                  <svg:desc>Feuille1.F1:Feuille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595">
                <text:p>1.28595</text:p>
              </table:table-cell>
              <table:table-cell office:value-type="float" office:value="0.419384">
                <text:p>0.41938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09645">
                <text:p>1.09645</text:p>
              </table:table-cell>
              <table:table-cell office:value-type="float" office:value="0.510422">
                <text:p>0.510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0304">
                <text:p>0.590304</text:p>
              </table:table-cell>
              <table:table-cell office:value-type="float" office:value="0.112021">
                <text:p>0.1120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932626">
                <text:p>0.932626</text:p>
              </table:table-cell>
              <table:table-cell office:value-type="float" office:value="0.332821">
                <text:p>0.332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8701">
                <text:p>0.748701</text:p>
              </table:table-cell>
              <table:table-cell office:value-type="float" office:value="0.29642">
                <text:p>0.2964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1.23685">
                <text:p>1.23685</text:p>
              </table:table-cell>
              <table:table-cell office:value-type="float" office:value="0.727355">
                <text:p>0.727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7727">
                <text:p>0.607727</text:p>
              </table:table-cell>
              <table:table-cell office:value-type="float" office:value="0.177591">
                <text:p>0.17759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821005">
                <text:p>0.821005</text:p>
              </table:table-cell>
              <table:table-cell office:value-type="float" office:value="0.542918">
                <text:p>0.542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4857">
                <text:p>0.634857</text:p>
              </table:table-cell>
              <table:table-cell office:value-type="float" office:value="0.324579">
                <text:p>0.32457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2322">
                <text:p>1.2322</text:p>
              </table:table-cell>
              <table:table-cell office:value-type="float" office:value="0.631485">
                <text:p>0.631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2111">
                <text:p>0.152111</text:p>
              </table:table-cell>
              <table:table-cell office:value-type="float" office:value="0.59182">
                <text:p>0.5918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17811">
                <text:p>0.417811</text:p>
              </table:table-cell>
              <table:table-cell office:value-type="float" office:value="0.0524787">
                <text:p>0.0524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6002">
                <text:p>0.486002</text:p>
              </table:table-cell>
              <table:table-cell office:value-type="float" office:value="0.125353">
                <text:p>0.1253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.01472">
                <text:p>1.01472</text:p>
              </table:table-cell>
              <table:table-cell office:value-type="float" office:value="0.386043">
                <text:p>0.386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151">
                <text:p>0.37151</text:p>
              </table:table-cell>
              <table:table-cell office:value-type="float" office:value="0.288409">
                <text:p>0.28840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60681">
                <text:p>0.660681</text:p>
              </table:table-cell>
              <table:table-cell office:value-type="float" office:value="0.159434">
                <text:p>0.15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675">
                <text:p>0.375675</text:p>
              </table:table-cell>
              <table:table-cell office:value-type="float" office:value="0.0276305">
                <text:p>0.027630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1281">
                <text:p>0.51281</text:p>
              </table:table-cell>
              <table:table-cell office:value-type="float" office:value="0.632202">
                <text:p>0.63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7106">
                <text:p>0.617106</text:p>
              </table:table-cell>
              <table:table-cell office:value-type="float" office:value="0.422823">
                <text:p>0.4228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22">
                <text:p>1.1922</text:p>
              </table:table-cell>
              <table:table-cell office:value-type="float" office:value="0.820239">
                <text:p>0.820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5766">
                <text:p>0.465766</text:p>
              </table:table-cell>
              <table:table-cell office:value-type="float" office:value="0.225266">
                <text:p>0.225266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436195">
                <text:p>0.436195</text:p>
              </table:table-cell>
              <table:table-cell office:value-type="float" office:value="-0.145593">
                <text:p>-0.14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9733">
                <text:p>0.229733</text:p>
              </table:table-cell>
              <table:table-cell office:value-type="float" office:value="0.100553">
                <text:p>0.10055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927938">
                <text:p>0.927938</text:p>
              </table:table-cell>
              <table:table-cell office:value-type="float" office:value="0.891215">
                <text:p>0.891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9366">
                <text:p>0.359366</text:p>
              </table:table-cell>
              <table:table-cell office:value-type="float" office:value="0.345752">
                <text:p>0.345752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8278">
                <text:p>0.8278</text:p>
              </table:table-cell>
              <table:table-cell office:value-type="float" office:value="0.579226">
                <text:p>0.579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1604">
                <text:p>0.531604</text:p>
              </table:table-cell>
              <table:table-cell office:value-type="float" office:value="0.342141">
                <text:p>0.342141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9102">
                <text:p>1.49102</text:p>
              </table:table-cell>
              <table:table-cell office:value-type="float" office:value="0.555019">
                <text:p>0.555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4312">
                <text:p>0.264312</text:p>
              </table:table-cell>
              <table:table-cell office:value-type="float" office:value="0.206805">
                <text:p>0.20680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26199">
                <text:p>1.26199</text:p>
              </table:table-cell>
              <table:table-cell office:value-type="float" office:value="0.551231">
                <text:p>0.551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054">
                <text:p>0.754054</text:p>
              </table:table-cell>
              <table:table-cell office:value-type="float" office:value="0.0885577">
                <text:p>0.0885577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23916">
                <text:p>1.23916</text:p>
              </table:table-cell>
              <table:table-cell office:value-type="float" office:value="0.000956319">
                <text:p>0.000956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3955">
                <text:p>0.583955</text:p>
              </table:table-cell>
              <table:table-cell office:value-type="float" office:value="0.279759">
                <text:p>0.2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509">
                <text:p>1.10509</text:p>
              </table:table-cell>
              <table:table-cell office:value-type="float" office:value="0.259593">
                <text:p>0.259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2733">
                <text:p>0.352733</text:p>
              </table:table-cell>
              <table:table-cell office:value-type="float" office:value="0.225345">
                <text:p>0.22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626">
                <text:p>0.953626</text:p>
              </table:table-cell>
              <table:table-cell office:value-type="float" office:value="0.908093">
                <text:p>0.908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645">
                <text:p>0.85645</text:p>
              </table:table-cell>
              <table:table-cell office:value-type="float" office:value="0.308011">
                <text:p>0.30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632">
                <text:p>1.02632</text:p>
              </table:table-cell>
              <table:table-cell office:value-type="float" office:value="0.314913">
                <text:p>0.314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8135">
                <text:p>0.498135</text:p>
              </table:table-cell>
              <table:table-cell office:value-type="float" office:value="0.427412">
                <text:p>0.42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883">
                <text:p>1.35883</text:p>
              </table:table-cell>
              <table:table-cell office:value-type="float" office:value="0.85781">
                <text:p>0.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662">
                <text:p>0.508662</text:p>
              </table:table-cell>
              <table:table-cell office:value-type="float" office:value="0.494658">
                <text:p>0.49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948">
                <text:p>0.413948</text:p>
              </table:table-cell>
              <table:table-cell office:value-type="float" office:value="0.507927">
                <text:p>0.507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2416">
                <text:p>0.532416</text:p>
              </table:table-cell>
              <table:table-cell office:value-type="float" office:value="0.636642">
                <text:p>0.63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582">
                <text:p>1.48582</text:p>
              </table:table-cell>
              <table:table-cell office:value-type="float" office:value="0.720308">
                <text:p>0.72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511">
                <text:p>0.600511</text:p>
              </table:table-cell>
              <table:table-cell office:value-type="float" office:value="0.325148">
                <text:p>0.32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5399">
                <text:p>0.795399</text:p>
              </table:table-cell>
              <table:table-cell office:value-type="float" office:value="0.543303">
                <text:p>0.54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2841">
                <text:p>0.522841</text:p>
              </table:table-cell>
              <table:table-cell office:value-type="float" office:value="0.494947">
                <text:p>0.49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052">
                <text:p>1.37052</text:p>
              </table:table-cell>
              <table:table-cell office:value-type="float" office:value="0.894912">
                <text:p>0.894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8367">
                <text:p>0.608367</text:p>
              </table:table-cell>
              <table:table-cell office:value-type="float" office:value="0.43212">
                <text:p>0.4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354">
                <text:p>1.09354</text:p>
              </table:table-cell>
              <table:table-cell office:value-type="float" office:value="0.305954">
                <text:p>0.305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0789">
                <text:p>0.460789</text:p>
              </table:table-cell>
              <table:table-cell office:value-type="float" office:value="0.155725">
                <text:p>0.15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792">
                <text:p>0.808792</text:p>
              </table:table-cell>
              <table:table-cell office:value-type="float" office:value="0.459359">
                <text:p>0.459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5525">
                <text:p>0.725525</text:p>
              </table:table-cell>
              <table:table-cell office:value-type="float" office:value="0.327932">
                <text:p>0.32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537">
                <text:p>1.08537</text:p>
              </table:table-cell>
              <table:table-cell office:value-type="float" office:value="0.507622">
                <text:p>0.507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164">
                <text:p>0.600164</text:p>
              </table:table-cell>
              <table:table-cell office:value-type="float" office:value="0.385008">
                <text:p>0.3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266">
                <text:p>1.30266</text:p>
              </table:table-cell>
              <table:table-cell office:value-type="float" office:value="0.718692">
                <text:p>0.718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32001">
                <text:p>0.532001</text:p>
              </table:table-cell>
              <table:table-cell office:value-type="float" office:value="0.236248">
                <text:p>0.23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591">
                <text:p>1.21591</text:p>
              </table:table-cell>
              <table:table-cell office:value-type="float" office:value="0.546754">
                <text:p>0.546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